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26.254cm" fo:margin-left="-1.462cm" fo:margin-top="0cm" fo:margin-bottom="0cm" table:align="left" style:writing-mode="lr-tb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4.888cm"/>
    </style:style>
    <style:style style:name="Table1.C" style:family="table-column">
      <style:table-column-properties style:column-width="10.61cm"/>
    </style:style>
    <style:style style:name="Table1.D" style:family="table-column">
      <style:table-column-properties style:column-width="2.25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 style:writing-mode="lr-tb"/>
    </style:style>
    <style:style style:name="Table1.3" style:family="table-row">
      <style:table-row-properties style:min-row-height="1.171cm" fo:keep-together="auto"/>
    </style:style>
    <style:style style:name="Table1.4" style:family="table-row">
      <style:table-row-properties style:min-row-height="9.684cm" fo:keep-together="auto"/>
    </style:style>
    <style:style style:name="P1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paragraph-rsid="001b4ea9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49b7a" officeooo:paragraph-rsid="00149b7a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8232b" officeooo:paragraph-rsid="0018232b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d2554" officeooo:paragraph-rsid="001d2554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.353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0.353cm" loext:contextual-spacing="false" fo:text-align="justify" style:justify-single-word="false"/>
      <style:text-properties officeooo:paragraph-rsid="0017ba1c"/>
    </style:style>
    <style:style style:name="P9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fo:background-color="#ffffff" style:font-name-asian="Arial1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style:text-underline-style="solid" style:text-underline-width="auto" style:text-underline-color="font-color" fo:background-color="#ffffff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" style:family="paragraph" style:parent-style-name="Standard" style:master-page-name="Standard">
      <style:paragraph-properties fo:margin-top="0cm" fo:margin-bottom="0.353cm" loext:contextual-spacing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13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b4ea9" officeooo:paragraph-rsid="001b4ea9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style:font-name="Arial" fo:font-size="11pt" style:font-name-asian="Arial1" style:font-size-asian="11pt" style:font-name-complex="Arial1" style:font-size-complex="11pt"/>
    </style:style>
    <style:style style:name="P15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49b7a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7ba1c" officeooo:paragraph-rsid="00149b7a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17dee" officeooo:paragraph-rsid="00217dee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Standard" style:list-style-name="WWNum1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 style:list-style-name="WWNum1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b4ea9" officeooo:paragraph-rsid="001b4ea9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 style:list-style-name="WWNum1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49b7a" officeooo:paragraph-rsid="00149b7a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49b7a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4c63a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7ba1c" style:font-style-asian="normal" style:font-weight-asian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b4ea9" style:font-style-asian="normal" style:font-weight-asian="normal"/>
    </style:style>
    <style:style style:name="T6" style:family="text">
      <style:text-properties fo:color="#000000" style:font-name="Arial" fo:font-size="12pt" fo:background-color="#ffffff" loext:char-shading-value="0" style:font-name-asian="Arial1" style:font-size-asian="12pt" style:font-name-complex="Arial1" style:font-size-complex="12pt"/>
    </style:style>
    <style:style style:name="T7" style:family="text">
      <style:text-properties fo:color="#000000" style:font-name="Arial" fo:font-size="12pt" officeooo:rsid="00161515" fo:background-color="#ffffff" loext:char-shading-value="0" style:font-name-asian="Arial1" style:font-size-asian="12pt" style:font-name-complex="Arial1" style:font-size-complex="12pt"/>
    </style:style>
    <style:style style:name="T8" style:family="text">
      <style:text-properties fo:color="#000000" style:font-name="Arial" fo:font-size="12pt" officeooo:rsid="0017ba1c" fo:background-color="#ffffff" loext:char-shading-value="0" style:font-name-asian="Arial1" style:font-size-asian="12pt" style:font-name-complex="Arial1" style:font-size-complex="12pt"/>
    </style:style>
    <style:style style:name="T9" style:family="text">
      <style:text-properties fo:color="#000000" style:font-name="Arial" fo:font-size="12pt" officeooo:rsid="0020735f" fo:background-color="#ffffff" loext:char-shading-value="0" style:font-name-asian="Arial1" style:font-size-asian="12pt" style:font-name-complex="Arial1" style:font-size-complex="12pt"/>
    </style:style>
    <style:style style:name="T10" style:family="text">
      <style:text-properties fo:color="#000000" style:font-name="Arial" fo:font-size="12pt" fo:font-weight="bold" officeooo:rsid="00161515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11" style:family="text">
      <style:text-properties fo:color="#000000" style:font-name="Arial" fo:font-size="12pt" fo:font-weight="bold" officeooo:rsid="0017ba1c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 style:font-name="Arial" fo:font-size="12pt" style:text-underline-style="none" fo:font-weight="normal" officeooo:rsid="0017ba1c" fo:background-color="#ffffff" loext:char-shading-value="0" style:font-name-asian="Arial1" style:font-size-asian="12pt" style:font-weight-asian="normal" style:font-name-complex="Arial1" style:font-size-complex="12pt" style:font-weight-complex="normal"/>
    </style:style>
    <style:style style:name="T13" style:family="text">
      <style:text-properties officeooo:rsid="00149b7a"/>
    </style:style>
    <style:style style:name="T14" style:family="text">
      <style:text-properties fo:font-weight="bold" officeooo:rsid="003775fb" style:font-weight-asian="bold" style:font-weight-complex="bold"/>
    </style:style>
    <style:style style:name="T15" style:family="text">
      <style:text-properties fo:font-weight="bold" officeooo:rsid="0017ba1c" style:font-weight-asian="bold" style:font-weight-complex="bold"/>
    </style:style>
    <style:style style:name="T16" style:family="text">
      <style:text-properties fo:font-weight="bold" officeooo:rsid="001b4ea9" style:font-weight-asian="bold" style:font-weight-complex="bold"/>
    </style:style>
    <style:style style:name="T17" style:family="text">
      <style:text-properties officeooo:rsid="0017ba1c"/>
    </style:style>
    <style:style style:name="T18" style:family="text">
      <style:text-properties officeooo:rsid="0018232b"/>
    </style:style>
    <style:style style:name="T19" style:family="text">
      <style:text-properties officeooo:rsid="001b4ea9"/>
    </style:style>
    <style:style style:name="T20" style:family="text">
      <style:text-properties officeooo:rsid="001d2554"/>
    </style:style>
    <style:style style:name="T21" style:family="text">
      <style:text-properties officeooo:rsid="002304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jdgxs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<text:span text:style-name="T13">Oficina</text:span>: <text:span text:style-name="T17">Docker Unleashed</text:span></text:p>
            <text:p text:style-name="P1"><text:span text:style-name="T13">Professor</text:span>: <text:span text:style-name="T17">Gabriel Abdalla Cavalcante Silva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Tema: <text:s/><text:span text:style-name="T17">Unleashed</text:span><text:span text:style-name="T14"> –</text:span><text:span text:style-name="T15"> </text:span><text:span text:style-name="T16">Persistência de Dados e Configurações</text:span></text:p>
            <text:p text:style-name="P1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">Objetivos</text:p>
          </table:table-cell>
          <table:table-cell table:style-name="Table1.A1" office:value-type="string">
            <text:p text:style-name="P3">Conteúdos</text:p>
          </table:table-cell>
          <table:table-cell table:style-name="Table1.A1" office:value-type="string">
            <text:p text:style-name="P3">Metodologia</text:p>
          </table:table-cell>
          <table:table-cell table:style-name="Table1.A1" office:value-type="string">
            <text:p text:style-name="P3">Avaliação</text:p>
            <text:p text:style-name="P3"/>
          </table:table-cell>
        </table:table-row>
        <table:table-row table:style-name="Table1.4">
          <table:table-cell table:style-name="Table1.A1" office:value-type="string">
            <text:p text:style-name="P11"/>
            <text:list xml:id="list4064817943" text:style-name="WWNum2">
              <text:list-item>
                <text:p text:style-name="P13">Conhecer o funcionamento do sistema de arquivos dos contêineres e Volumes</text:p>
              </text:list-item>
            </text:list>
            <text:p text:style-name="P11"/>
            <text:list xml:id="list130105467528479" text:continue-numbering="true" text:style-name="WWNum2">
              <text:list-item>
                <text:p text:style-name="P15">Compreender <text:span text:style-name="T19">a utilização de volumes</text:span></text:p>
                <text:p text:style-name="P16"/>
              </text:list-item>
              <text:list-item>
                <text:p text:style-name="P18">Compreender a <text:span text:style-name="T21">utilidade do uso do </text:span>do Docker-Compose <text:span text:style-name="T21">para persistir e distribuir estados de configuração.</text:span></text:p>
                <text:p text:style-name="P17"/>
              </text:list-item>
            </text:list>
          </table:table-cell>
          <table:table-cell table:style-name="Table1.A1" office:value-type="string">
            <text:p text:style-name="P1"/>
            <text:p text:style-name="P4">Documento de Apoio</text:p>
            <text:p text:style-name="P5">Exercício: <text:span text:style-name="T20">Gerenciamento e utilização de Volumes</text:span></text:p>
            <text:p text:style-name="P6">Exercício: Utilização do Docker-Compose para persistência das configurações do contêiner de aplicação</text:p>
          </table:table-cell>
          <table:table-cell table:style-name="Table1.A1" office:value-type="string">
            <text:list xml:id="list3991271361" text:style-name="WWNum1">
              <text:list-item>
                <text:p text:style-name="P14"><text:span text:style-name="T3">E</text:span><text:span text:style-name="T1">xposição </text:span><text:span text:style-name="T2">de definições acerc</text:span><text:span text:style-name="T4">a d</text:span><text:span text:style-name="T5">o sistema de arquivos dos contêineres e a utilização de volumes n</text:span><text:span text:style-name="T4">o Docker</text:span></text:p>
                <text:p text:style-name="P19"/>
              </text:list-item>
              <text:list-item>
                <text:p text:style-name="P20">Aplicação prática da atualização da aplicação afim de visualizar a necessidade do uso de volumes</text:p>
                <text:p text:style-name="P21"/>
              </text:list-item>
              <text:list-item>
                <text:p text:style-name="P20">Utilização do docker-compose para gerenciamento da configuração da aplicação. </text:p>
              </text:list-item>
            </text:list>
          </table:table-cell>
          <table:table-cell table:style-name="Table1.A1" office:value-type="string">
            <text:p text:style-name="P1"/>
            <text:p text:style-name="P1"><text:span text:style-name="T18">Freq</text:span>.</text:p>
            <text:p text:style-name="P5">GITHUB.</text:p>
          </table:table-cell>
        </table:table-row>
        <text:soft-page-break/>
        <table:table-row table:style-name="Table1.1">
          <table:table-cell table:style-name="Table1.A1" table:number-columns-spanned="4" office:value-type="string">
            <text:p text:style-name="P1">Referencias: </text:p>
            <text:p text:style-name="P10"/>
            <text:p text:style-name="P8"><text:span text:style-name="T12">MATTHIAS, KARL; KANE, SEAN. </text:span><text:span text:style-name="T11">Docker: Up &amp; Running</text:span><text:span text:style-name="T10">.</text:span><text:span text:style-name="T6"> (</text:span><text:span text:style-name="T7">2015</text:span><text:span text:style-name="T6">). </text:span><text:span text:style-name="T9">2</text:span><text:span text:style-name="T6">. ed. </text:span><text:span text:style-name="T7">NOVA IORQUE</text:span><text:span text:style-name="T6">: </text:span><text:span text:style-name="T8">O'Reilly Media</text:span><text:span text:style-name="T6">, </text:span><text:span text:style-name="T7">2015</text:span><text:span text:style-name="T6">.</text:span></text:p>
            <text:p text:style-name="P9"/>
            <text:p text:style-name="P1"/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3cm" fo:margin-bottom="2cm" fo:margin-left="3cm" fo:margin-right="2cm" fo:background-color="#ffffff" style:writing-mode="lr-tb" style:layout-grid-color="#c0c0c0" style:layout-grid-lines="16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dc:date>2018-04-06T13:01:03.606781462</dc:date>
    <meta:editing-duration>PT22M29S</meta:editing-duration>
    <meta:editing-cycles>10</meta:editing-cycles>
    <meta:document-statistic meta:table-count="1" meta:image-count="0" meta:object-count="0" meta:page-count="2" meta:paragraph-count="20" meta:word-count="137" meta:character-count="956" meta:non-whitespace-character-count="841"/>
  </office:meta>
</office:document-meta>
</file>